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vertical-align="baseline" fo:line-height="100%"/>
      <style:text-properties style:font-name="inherit" style:font-name-asian="Times New Roman" style:font-name-complex="Helvetica" fo:font-weight="bold" style:font-weight-asian="bold" style:font-weight-complex="bold" fo:color="#000000" fo:font-size="22pt" style:font-size-asian="22pt" style:font-size-complex="22pt" style:text-underline-type="single" style:text-underline-style="solid" style:text-underline-width="auto" style:text-underline-mode="continuous" style:language-asian="fr" style:country-asian="FR"/>
    </style:style>
    <style:style style:name="P2" style:parent-style-name="Normal" style:family="paragraph">
      <style:paragraph-properties fo:text-align="center" style:vertical-align="baseline" fo:line-height="100%"/>
      <style:text-properties style:font-name="inherit" style:font-name-asian="Times New Roman" style:font-name-complex="Helvetica" fo:font-weight="bold" style:font-weight-asian="bold" style:font-weight-complex="bold" fo:color="#000000" fo:font-size="22pt" style:font-size-asian="22pt" style:font-size-complex="22pt" style:text-underline-type="single" style:text-underline-style="solid" style:text-underline-width="auto" style:text-underline-mode="continuous" style:language-asian="fr" style:country-asian="FR"/>
    </style:style>
    <style:style style:name="P3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4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5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6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7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8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9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0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1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12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3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4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5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6" style:parent-style-name="Normal" style:family="paragraph">
      <style:paragraph-properties style:vertical-align="baseline" fo:line-height="100%"/>
    </style:style>
    <style:style style:name="T17" style:parent-style-name="Policepardéfaut" style:family="text"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T18" style:parent-style-name="Policepardéfaut" style:family="text"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T19" style:parent-style-name="Policepardéfaut" style:family="text">
      <style:text-properties style:font-name="inherit" style:font-name-asian="Times New Roman" style:font-name-complex="Helvetica" fo:color="#000000" style:text-position="super 66.6%" fo:font-size="12pt" style:font-size-asian="12pt" style:font-size-complex="12pt" style:language-asian="fr" style:country-asian="FR"/>
    </style:style>
    <style:style style:name="T20" style:parent-style-name="Policepardéfaut" style:family="text"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21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22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23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24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25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26" style:parent-style-name="Normal" style:family="paragraph">
      <style:paragraph-properties fo:text-align="center" style:vertical-align="baseline" fo:line-height="100%"/>
      <style:text-properties style:font-name="inherit" style:font-name-asian="Times New Roman" style:font-name-complex="Helvetica" fo:font-weight="bold" style:font-weight-asian="bold" style:font-weight-complex="bold" fo:color="#000000" fo:font-size="22pt" style:font-size-asian="22pt" style:font-size-complex="22pt" style:text-underline-type="single" style:text-underline-style="solid" style:text-underline-width="auto" style:text-underline-mode="continuous" style:language-asian="fr" style:country-asian="FR"/>
    </style:style>
    <style:style style:name="P27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8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29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30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31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32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33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34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35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36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37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38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39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40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41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42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43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44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45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46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47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48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49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50" style:parent-style-name="Normal" style:family="paragraph">
      <style:paragraph-properties style:vertical-align="baseline" fo:margin-top="0.2083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51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52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53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54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55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56" style:parent-style-name="Normal" style:family="paragraph">
      <style:paragraph-properties style:vertical-align="baseline" fo:margin-top="0.2083in" fo:margin-bottom="0in" fo:line-height="100%"/>
      <style:text-properties style:font-name="Helvetica" style:font-name-asian="Times New Roman" style:font-name-complex="Helvetica" fo:color="#000000" fo:font-size="12pt" style:font-size-asian="12pt" style:font-size-complex="12pt" style:language-asian="fr" style:country-asian="FR"/>
    </style:style>
    <style:style style:name="P57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58" style:parent-style-name="Normal" style:family="paragraph">
      <style:paragraph-properties style:vertical-align="baseline" fo:margin-top="0.2083in" fo:margin-bottom="0in" fo:line-height="100%"/>
      <style:text-properties style:font-name="Helvetica" style:font-name-asian="Times New Roman" style:font-name-complex="Helvetica" fo:color="#000000" fo:font-size="12pt" style:font-size-asian="12pt" style:font-size-complex="12pt" style:language-asian="fr" style:country-asian="FR"/>
    </style:style>
    <style:style style:name="P59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60" style:parent-style-name="Normal" style:family="paragraph">
      <style:paragraph-properties style:vertical-align="baseline" fo:margin-top="0.2083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61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62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63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64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65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66" style:parent-style-name="Normal" style:family="paragraph">
      <style:paragraph-properties style:vertical-align="baseline" fo:margin-top="0.2083in" fo:margin-bottom="0in" fo:line-height="100%"/>
      <style:text-properties style:font-name="Helvetica" style:font-name-asian="Times New Roman" style:font-name-complex="Helvetica" fo:color="#000000" fo:font-size="12pt" style:font-size-asian="12pt" style:font-size-complex="12pt" style:language-asian="fr" style:country-asian="FR"/>
    </style:style>
    <style:style style:name="P67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68" style:parent-style-name="Normal" style:family="paragraph">
      <style:paragraph-properties style:vertical-align="baseline" fo:margin-top="0.2083in" fo:margin-bottom="0in" fo:line-height="100%"/>
      <style:text-properties style:font-name="Helvetica" style:font-name-asian="Times New Roman" style:font-name-complex="Helvetica" fo:color="#000000" fo:font-size="12pt" style:font-size-asian="12pt" style:font-size-complex="12pt" style:language-asian="fr" style:country-asian="FR"/>
    </style:style>
    <style:style style:name="P69" style:parent-style-name="Normal" style:family="paragraph">
      <style:paragraph-properties style:vertical-align="baseline" fo:margin-top="0.2083in" fo:margin-bottom="0in" fo:line-height="100%"/>
      <style:text-properties style:font-name="Helvetica" style:font-name-asian="Times New Roman" style:font-name-complex="Helvetica" fo:color="#000000" fo:font-size="12pt" style:font-size-asian="12pt" style:font-size-complex="12pt" style:language-asian="fr" style:country-asian="FR"/>
    </style:style>
    <style:style style:name="P70" style:parent-style-name="Normal" style:family="paragraph">
      <style:paragraph-properties style:vertical-align="baseline" fo:margin-top="0.2083in" fo:margin-bottom="0in" fo:line-height="100%"/>
      <style:text-properties style:font-name="Helvetica" style:font-name-asian="Times New Roman" style:font-name-complex="Helvetica" fo:color="#000000" fo:font-size="12pt" style:font-size-asian="12pt" style:font-size-complex="12pt" style:language-asian="fr" style:country-asian="FR"/>
    </style:style>
    <style:style style:name="P71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72" style:parent-style-name="Normal" style:family="paragraph">
      <style:paragraph-properties style:vertical-align="baseline" fo:margin-top="0.2083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73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74" style:parent-style-name="Normal" style:family="paragraph">
      <style:paragraph-properties style:vertical-align="baseline" fo:margin-top="0.2083in" fo:margin-bottom="0in" fo:line-height="100%"/>
    </style:style>
    <style:style style:name="T75" style:parent-style-name="Policepardéfaut" style:family="text">
      <style:text-properties style:font-name="Helvetica" style:font-name-asian="Times New Roman" style:font-name-complex="Helvetica" fo:color="#000000" fo:font-size="12pt" style:font-size-asian="12pt" style:font-size-complex="12pt" style:language-asian="fr" style:country-asian="FR"/>
    </style:style>
    <style:style style:name="T76" style:parent-style-name="Policepardéfaut" style:family="text">
      <style:text-properties style:font-name="Helvetica" style:font-name-asian="Times New Roman" style:font-name-complex="Helvetica" fo:color="#000000" fo:font-size="12pt" style:font-size-asian="12pt" style:font-size-complex="12pt" style:language-asian="fr" style:country-asian="FR"/>
    </style:style>
    <style:style style:name="T77" style:parent-style-name="Policepardéfaut" style:family="text">
      <style:text-properties style:font-name="Helvetica" style:font-name-asian="Times New Roman" style:font-name-complex="Helvetica" fo:color="#000000" fo:font-size="12pt" style:font-size-asian="12pt" style:font-size-complex="12pt" style:language-asian="fr" style:country-asian="FR"/>
    </style:style>
    <style:style style:name="T78" style:parent-style-name="Policepardéfaut" style:family="text">
      <style:text-properties style:font-name="Helvetica" style:font-name-asian="Times New Roman" style:font-name-complex="Helvetica" fo:color="#000000" fo:font-size="12pt" style:font-size-asian="12pt" style:font-size-complex="12pt" style:language-asian="fr" style:country-asian="FR"/>
    </style:style>
    <style:style style:name="T79" style:parent-style-name="Policepardéfaut" style:family="text">
      <style:text-properties style:font-name="Helvetica" style:font-name-asian="Times New Roman" style:font-name-complex="Helvetica" fo:color="#000000" fo:font-size="12pt" style:font-size-asian="12pt" style:font-size-complex="12pt" style:language-asian="fr" style:country-asian="FR"/>
    </style:style>
    <style:style style:name="T80" style:parent-style-name="Policepardéfaut" style:family="text">
      <style:text-properties style:font-name="Helvetica" style:font-name-complex="Helvetica" fo:font-weight="bold" style:font-weight-asian="bold" style:font-weight-complex="bold" fo:color="#333333" fo:font-size="10.5pt" style:font-size-asian="10.5pt" style:font-size-complex="10.5pt" fo:background-color="#FFFFFF"/>
    </style:style>
    <style:style style:name="T81" style:parent-style-name="Policepardéfaut" style:family="text">
      <style:text-properties style:font-name="Helvetica" style:font-name-complex="Helvetica" fo:font-weight="bold" style:font-weight-asian="bold" style:font-weight-complex="bold" fo:color="#333333" fo:font-size="10.5pt" style:font-size-asian="10.5pt" style:font-size-complex="10.5pt" fo:background-color="#F5F5F5"/>
    </style:style>
    <style:style style:name="T82" style:parent-style-name="Policepardéfaut" style:family="text">
      <style:text-properties style:font-name="Helvetica" style:font-name-complex="Helvetica" fo:font-weight="bold" style:font-weight-asian="bold" style:font-weight-complex="bold" fo:color="#333333" fo:font-size="10.5pt" style:font-size-asian="10.5pt" style:font-size-complex="10.5pt" fo:background-color="#F5F5F5"/>
    </style:style>
    <style:style style:name="T83" style:parent-style-name="Policepardéfaut" style:family="text">
      <style:text-properties style:font-name="Helvetica" style:font-name-complex="Helvetica" fo:font-weight="bold" style:font-weight-asian="bold" style:font-weight-complex="bold" fo:color="#333333" fo:font-size="10.5pt" style:font-size-asian="10.5pt" style:font-size-complex="10.5pt" fo:background-color="#FFFFFF"/>
    </style:style>
    <style:style style:name="T84" style:parent-style-name="Policepardéfaut" style:family="text">
      <style:text-properties style:font-name="Helvetica" style:font-name-complex="Helvetica" fo:font-weight="bold" style:font-weight-asian="bold" style:font-weight-complex="bold" fo:color="#333333" fo:font-size="10.5pt" style:font-size-asian="10.5pt" style:font-size-complex="10.5pt" fo:background-color="#F5F5F5"/>
    </style:style>
    <style:style style:name="T85" style:parent-style-name="Policepardéfaut" style:family="text">
      <style:text-properties style:font-name="Helvetica" style:font-name-complex="Helvetica" fo:font-weight="bold" style:font-weight-asian="bold" style:font-weight-complex="bold" fo:color="#333333" fo:font-size="10.5pt" style:font-size-asian="10.5pt" style:font-size-complex="10.5pt" fo:background-color="#F5F5F5"/>
    </style:style>
    <style:style style:name="P86" style:parent-style-name="Normal" style:family="paragraph">
      <style:paragraph-properties style:vertical-align="baseline" fo:margin-top="0.2083in" fo:margin-bottom="0in" fo:line-height="100%"/>
      <style:text-properties style:font-name="Helvetica" style:font-name-asian="Times New Roman" style:font-name-complex="Helvetica" fo:color="#000000" fo:font-size="12pt" style:font-size-asian="12pt" style:font-size-complex="12pt" style:language-asian="fr" style:country-asian="FR"/>
    </style:style>
    <style:style style:name="P87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88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89" style:parent-style-name="Normal" style:family="paragraph">
      <style:paragraph-properties style:vertical-align="baseline" fo:margin-bottom="0in" fo:line-height="100%"/>
      <style:text-properties style:font-name="Helvetica" style:font-name-asian="Times New Roman" style:font-name-complex="Helvetica" fo:font-size="12pt" style:font-size-asian="12pt" style:font-size-complex="12pt" style:language-asian="fr" style:country-asian="FR"/>
    </style:style>
    <style:style style:name="P90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91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92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93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94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95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96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97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98" style:parent-style-name="Normal" style:family="paragraph">
      <style:paragraph-properties style:vertical-align="baseline" fo:margin-top="0.2083in" fo:margin-bottom="0in" fo:line-height="100%"/>
      <style:text-properties style:font-name="Helvetica" style:font-name-asian="Times New Roman" style:font-name-complex="Helvetica" fo:color="#000000" fo:font-size="12pt" style:font-size-asian="12pt" style:font-size-complex="12pt" style:language-asian="fr" style:country-asian="FR"/>
    </style:style>
    <style:style style:name="P99" style:parent-style-name="Normal" style:family="paragraph">
      <style:paragraph-properties style:vertical-align="baseline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00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01" style:parent-style-name="Normal" style:family="paragraph">
      <style:paragraph-properties style:vertical-align="baseline" fo:margin-top="0.2083in" fo:margin-bottom="0in" fo:line-height="100%"/>
      <style:text-properties style:font-name="Helvetica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02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03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04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05" style:parent-style-name="Normal" style:family="paragraph">
      <style:paragraph-properties style:vertical-align="baseline" fo:margin-top="0.2083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06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07" style:parent-style-name="Normal" style:family="paragraph">
      <style:paragraph-properties style:vertical-align="baseline" fo:margin-top="0.2083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08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09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10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11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12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13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14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15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16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17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18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19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20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21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22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23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24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25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26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27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28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29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30" style:parent-style-name="Normal" style:family="paragraph">
      <style:paragraph-properties style:vertical-align="baseline" fo:margin-bottom="0in" fo:line-height="100%"/>
      <style:text-properties style:font-name="inherit" style:font-name-asian="Times New Roman" style:font-name-complex="Helvetica" fo:color="#000000" fo:font-size="12pt" style:font-size-asian="12pt" style:font-size-complex="12pt" style:language-asian="fr" style:country-asian="FR"/>
    </style:style>
    <style:style style:name="P131" style:parent-style-name="Normal" style:family="paragraph">
      <style:paragraph-properties fo:text-align="center" style:vertical-align="baseline" fo:line-height="100%"/>
      <style:text-properties style:font-name="inherit" style:font-name-asian="Times New Roman" style:font-name-complex="Helvetica" fo:font-weight="bold" style:font-weight-asian="bold" style:font-weight-complex="bold" fo:color="#000000" fo:font-size="72pt" style:font-size-asian="72pt" style:font-size-complex="72pt" style:text-underline-type="single" style:text-underline-style="solid" style:text-underline-width="auto" style:text-underline-mode="continuous" style:language-asian="fr" style:country-asian="FR"/>
    </style:style>
    <style:style style:name="P132" style:parent-style-name="Normal" style:family="paragraph">
      <style:paragraph-properties fo:text-align="center" style:vertical-align="baseline" fo:line-height="100%"/>
      <style:text-properties style:font-name="inherit" style:font-name-asian="Times New Roman" style:font-name-complex="Helvetica" fo:color="#000000" fo:font-size="8pt" style:font-size-asian="8pt" style:font-size-complex="8pt" style:language-asian="fr" style:country-asian="FR"/>
    </style:style>
  </office:automatic-styles>
  <office:body>
    <office:text text:use-soft-page-breaks="true">
      <text:p text:style-name="P1"/>
      <text:p text:style-name="P2">Héros :</text:p>
      <text:p text:style-name="P3"/>
      <text:p text:style-name="P4">EXT</text:p>
      <text:p text:style-name="P5">(Ludo) : godos/passif :</text:p>
      <text:p text:style-name="P6">(Julien) : toutou/passif :<text:s/>buveuse</text:p>
      <text:p text:style-name="P7">(Victor) : vipère/passif :</text:p>
      <text:p text:style-name="P8">(Ronan) :<text:s/>nazi ;<text:s/>ariens/passif :</text:p>
      <text:p text:style-name="P9">(Antonin):/passif :</text:p>
      <text:p text:style-name="P10"/>
      <text:p text:style-name="P11">EXT<text:s/>Å</text:p>
      <text:p text:style-name="P12">(Parmabis):/passif :au bout de 5 serviteurs un 6eme de sa main (aléatoirement choisie) est placée</text:p>
      <text:p text:style-name="P13">(Arthur) :</text:p>
      <text:p text:style-name="P14">(Etienne Gille) :</text:p>
      <text:p text:style-name="P15">(Mini Ludo) :</text:p>
      <text:p text:style-name="P16"><text:span text:style-name="T17">(Miko) : garen/passif :1hp par tour (a voir)</text:span><text:span text:style-name="T18">/1</text:span><text:span text:style-name="T19">er</text:span><text:span text:style-name="T20"><text:s/>coup du tour -1 ou -2</text:span></text:p>
      <text:p text:style-name="P21"/>
      <text:p text:style-name="P22"/>
      <text:p text:style-name="P23">(Etienne Petit) :</text:p>
      <text:p text:style-name="P24">(Sion) = (Victor ;<text:s/>Parmabis ; Miko)</text:p>
      <text:p text:style-name="P25"/>
      <text:p text:style-name="P26">Cartes :</text:p>
      <text:p text:style-name="P27">Ludo :</text:p>
      <text:p text:style-name="P28">(Ludo)Malédiction de Ronan coûte 6 invoque une lettre à la fin de chaque invoque une autre lettre au bout de 5lettre win la game</text:p>
      <text:p text:style-name="P29">Lettre ronan 1/3</text:p>
      <text:p text:style-name="P30"/>
      <text:p text:style-name="P31">(Ludo)Godos<text:s/>8/8 pour 10 met une carte jugement<text:s/>a la fin du tour<text:s/>dans ta main Carte jugement :<text:s/>-<text:s/></text:p>
      <text:p text:style-name="P32"><text:s text:c="21"/>-</text:p>
      <text:p text:style-name="P33"><text:s/></text:p>
      <text:p text:style-name="P34">(Victor/Ludo) : « t’as trop luck waouw MyGod ! »</text:p>
      <text:soft-page-break/>
      <text:p text:style-name="P35">(neutre)etienne sensei gagne en jade<text:s/>1/1 pour 3 à la fin du tour</text:p>
      <text:p text:style-name="P36"/>
      <text:p text:style-name="P37">ronan ez<text:s/>3/3 pour 4<text:s/>met<text:s/>une lettre de ronan<text:tab/></text:p>
      <text:p text:style-name="P38"/>
      <text:p text:style-name="P39"/>
      <text:p text:style-name="P40">(Antonin)antonin: LA SPECIAL 5/5<text:s/>charge<text:s/>pour 3 mais laisse a 1 hp</text:p>
      <text:p text:style-name="P41"><text:s/></text:p>
      <text:p text:style-name="P42">julien kayle :2/4 pour 3 rend un ludo invincible pendant un tour</text:p>
      <text:p text:style-name="P43"/>
      <text:p text:style-name="P44"><text:s/>ludo<text:s/>montagne :0/10<text:s/>et 3 armure<text:s/>pour 7 et taunt</text:p>
      <text:p text:style-name="P45"/>
      <text:p text:style-name="P46"><text:s/>julien mandiant 1/5 pour 4 gagne 5 golds a la fin du tour et des quil a 10 il peut +0/3ou +3/0<text:s/><text:s/>a un serviteur allie</text:p>
      <text:p text:style-name="P47"/>
      <text:p text:style-name="P48"/>
      <text:p text:style-name="P49">(neutre)Subjonctif<text:s/>sort pour<text:s/>:<text:s/>« je croivé ke je pouvé « tous les<text:s/>Ludos ;<text:s/>Miko<text:s/>et Mini Ludo<text:s/>peuvent pas taper au prochain tour</text:p>
      <text:p text:style-name="P50">(neutre)El Bogosu :</text:p>
      <text:p text:style-name="P51">(neutre)Dj Ludo-Sort :<text:s/>double tous les effet pendant 1 tour</text:p>
      <text:p text:style-name="P52"/>
      <text:p text:style-name="P53">(Antonin)flash-kick<text:s/>sort : renvoie un serviteur dans son deck coute 2</text:p>
      <text:p text:style-name="P54"/>
      <text:p text:style-name="P55">(Ronan)julien toujours la pour toi meme a minuit 3 / boost tes cartes pendant 2 tours</text:p>
      <text:p text:style-name="P56"/>
      <text:p text:style-name="P57">Mme Jean : Invoque une pression tellement(oppression)<text:s/>forte que les ennemies sont immobiles pendant 1 tour</text:p>
      <text:p text:style-name="P58"/>
      <text:p text:style-name="P59">co instable: tu gagnes la partie par abandon</text:p>
      <text:p text:style-name="P60">(Victor a voir)metronome : joue une carte du jeu aléatoire pour 5<text:s/></text:p>
      <text:p text:style-name="P61">miko le bg 3/3 pour 3 : a 50% de chance de mettre une tete(doubles degats)<text:s/></text:p>
      <text:p text:style-name="P62"/>
      <text:p text:style-name="P63">(neutre)reproduction imparfaite<text:s/>sort pour 3<text:s/>: copie n'importe quel personnage présent sur le terrain 1/1</text:p>
      <text:p text:style-name="P64"/>
      <text:p text:style-name="P65">insulte pas mature : donne 0/3 a un personage + provocation</text:p>
      <text:p text:style-name="P66"/>
      <text:p text:style-name="P67">(Victor)victor : est en retard et apparaît<text:s/>2<text:s/>tours<text:s/>alliés (apparait au debut du tour adverse)<text:s/>après l'invocation 8/8 pour 5</text:p>
      <text:p text:style-name="P68">(Victor) : jhin victor envoit 3 balles a 1 sur ennemis aléatoires puis une a 2 ;2/1 pour 3</text:p>
      <text:p text:style-name="P69">(Ludo) : 0/5 pour 2,5 se reveille au prochain tour allié et se transforme en 4/5</text:p>
      <text:p text:style-name="P70"/>
      <text:p text:style-name="P71">(Arthur)arthur alt+f4 5/5 pour 3 : reviens dans game apres 4 tours</text:p>
      <text:p text:style-name="P72">(Julien)Comme des insectes Colombalaye :<text:s/>« c’est ou la colombalie « </text:p>
      <text:p text:style-name="P73">insulte spécial mini-ludo: la cible est tellement blessé quelle ne peut plut attaquer pendant 2 tours</text:p>
      <text:p text:style-name="P74"><text:span text:style-name="T75">(Miko)</text:span><text:span text:style-name="T76"><text:s/></text:span><text:span text:style-name="T77">j’suis polak</text:span><text:span text:style-name="T78"><text:s/>excuse pour 1<text:s/></text:span><text:span text:style-name="T79">:<text:s/></text:span><text:span text:style-name="T80"> Ódzizczą</text:span><text:span text:style-name="T81">Ę</text:span><text:span text:style-name="T82">Ł<text:s/></text:span><text:span text:style-name="T83">źw</text:span><text:span text:style-name="T84">dż</text:span><text:span text:style-name="T85"><text:s/>(counter subjonctif + ?)</text:span></text:p>
      <text:p text:style-name="P86"/>
      <text:p text:style-name="P87">(Etienne Gille)  :-excuse :je peux pas j’ai goûter</text:p>
      <text:p text:style-name="P88"><text:s text:c="31"/>-excuse :j’ai pas le mana pour flash<text:s/></text:p>
      <text:p text:style-name="P89"/>
      <text:p text:style-name="P90">(Etienne Gille) :<text:s/>« c’est pas un bonne idée les gars<text:s/>« annule tous les effets sion<text:s/></text:p>
      <text:p text:style-name="P91">(Sion) : Junior la Pièce</text:p>
      <text:p text:style-name="P92">(Sion) : sautez fenetre<text:s/></text:p>
      <text:p text:style-name="P93"/>
      <text:p text:style-name="P94">Julien stalker :</text:p>
      <text:p text:style-name="P95">(Victor) : ta chatte c’est un viaduc</text:p>
      <text:p text:style-name="P96"/>
      <text:p text:style-name="P97">(neutre)miko sous-cote 2/2 pour 3 : a +1 d attaque pour chaque ludo ; a -1 d attaque pour chaque victor</text:p>
      <text:p text:style-name="P98"/>
      <text:p text:style-name="P99"/>
      <text:p text:style-name="P100">arrive pile a l'heure pour 3 : quand l'enemie fait quoi que ce sois le contre</text:p>
      <text:p text:style-name="P101"/>
      <text:p text:style-name="P102">invocation de la "GROOOOOSSE PUUUUTE" sort pour 7.5 : detruit tout le board</text:p>
      <text:p text:style-name="P103"/>
      <text:p text:style-name="P104">soraka de miko 0/1 pour 0.5 : heal pour 2</text:p>
      <text:p text:style-name="P105"/>
      <text:p text:style-name="P106">Grosse Berta pour 7 invoqué deux frères 7/7 mais si un meurt l'autre meurt aussi(modifié)</text:p>
      <text:p text:style-name="P107"/>
      <text:p text:style-name="P108"><text:s/>(miko)tourbilol sort pour 4 : fait 3 a tous les serviteurs<text:s/></text:p>
      <text:p text:style-name="Normal"/>
      <text:p text:style-name="Normal">(Mini Ludo) : recru op<text:s/></text:p>
      <text:p text:style-name="Normal"/>
      <text:p text:style-name="Normal"/>
      <text:p text:style-name="P109">(neutre)Kennen :<text:s/>fdp de range<text:s/>2/2<text:s/>coute<text:s/>2<text:s text:c="2"/>detruit un ronan</text:p>
      <text:p text:style-name="P110"/>
      <text:p text:style-name="P111">(neutre)Teemo :<text:s/>fdp de range<text:s/>2/2<text:s/>coute<text:s/>2<text:s text:c="2"/>detruit un<text:s/>miko</text:p>
      <text:p text:style-name="P112"/>
      <text:p text:style-name="P113">(neutre)Fizz : fdp d’assassin 2/2 coute 2 detruit un victor</text:p>
      <text:p text:style-name="P114"/>
      <text:p text:style-name="P115">(neutre)Geslot :fdp de prof 2/2 coute 2 detruit un julien</text:p>
      <text:p text:style-name="P116"/>
      <text:p text:style-name="P117">(neutre)Jean:fdp de prof <text:s/>2/2 coute 2 detruit un ludo</text:p>
      <text:p text:style-name="P118"/>
      <text:p text:style-name="P119">(neutre)Anglais LV5:fdp de <text:s/>2/2 coute 2 detruit un antonin</text:p>
      <text:p text:style-name="P120"/>
      <text:p text:style-name="P121">(neutre)Aliette: pute de meuf 2/2 coute 2 detruit un parmabis</text:p>
      <text:p text:style-name="P122"/>
      <text:p text:style-name="P123">(neutre)Jean hereditaire: fdp de prof2/2 coute 2 detruit un mini ludo</text:p>
      <text:p text:style-name="P124"/>
      <text:p text:style-name="P125">(neutre)<text:s/>il prend pas ses balles: 2/2 coute 2 detruit un etienne petit</text:p>
      <text:p text:style-name="P126"/>
      <text:p text:style-name="P127">(neutre): 2/2 coute 2 detruit un etienne gille</text:p>
      <text:p text:style-name="P128"/>
      <text:p text:style-name="P129">(neutre) arthur le rageux: 2/2 coute 2 detruit un arthur</text:p>
      <text:p text:style-name="P130"/>
      <text:p text:style-name="Normal"/>
      <text:p text:style-name="Normal"/>
      <text:p text:style-name="P131">La carte Bite</text:p>
      <text:p text:style-name="P132">(11 exemplaires seulement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username-_4zsmr" style:display-name="username-_4zsmr" style:family="text" style:parent-style-name="Policepardéfaut"/>
    <style:style style:name="dividercontent-2l12vi" style:display-name="dividercontent-2l12vi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Musti</meta:initial-creator>
    <dc:creator>Victor Musti</dc:creator>
    <meta:creation-date>2019-09-28T14:49:00Z</meta:creation-date>
    <dc:date>2019-09-28T16:36:00Z</dc:date>
    <meta:template xlink:href="Normal" xlink:type="simple"/>
    <meta:editing-cycles>7</meta:editing-cycles>
    <meta:editing-duration>PT6420S</meta:editing-duration>
    <meta:document-statistic meta:page-count="4" meta:paragraph-count="8" meta:word-count="635" meta:character-count="4122" meta:row-count="29" meta:non-whitespace-character-count="3495"/>
  </office:meta>
</office:document-meta>
</file>